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officeooo:rsid="001f5576" officeooo:paragraph-rsid="001f5576"/>
    </style:style>
    <style:style style:name="P6" style:family="paragraph" style:parent-style-name="Standard">
      <style:text-properties style:font-name="FreeSerif" officeooo:rsid="001f5576" officeooo:paragraph-rsid="0022b598"/>
    </style:style>
    <style:style style:name="P7" style:family="paragraph" style:parent-style-name="Standard">
      <style:text-properties style:font-name="FreeSerif" officeooo:rsid="001e1600" officeooo:paragraph-rsid="001e1600"/>
    </style:style>
    <style:style style:name="P8" style:family="paragraph" style:parent-style-name="Standard">
      <style:text-properties style:font-name="FreeSerif" officeooo:rsid="001e1600" officeooo:paragraph-rsid="0022b598"/>
    </style:style>
    <style:style style:name="P9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264a30" officeooo:paragraph-rsid="0045cea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36" style:family="paragraph" style:parent-style-name="Standard" style:list-style-name="L2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officeooo:rsid="0029c3ea"/>
    </style:style>
    <style:style style:name="T10" style:family="text">
      <style:text-properties officeooo:rsid="003284b0"/>
    </style:style>
    <style:style style:name="T11" style:family="text">
      <style:text-properties officeooo:rsid="0037071d"/>
    </style:style>
    <style:style style:name="T12" style:family="text">
      <style:text-properties officeooo:rsid="00378fb8"/>
    </style:style>
    <style:style style:name="T13" style:family="text">
      <style:text-properties officeooo:rsid="00393510"/>
    </style:style>
    <style:style style:name="T14" style:family="text">
      <style:text-properties officeooo:rsid="0041eb1f"/>
    </style:style>
    <style:style style:name="T15" style:family="text">
      <style:text-properties officeooo:rsid="0043e201"/>
    </style:style>
    <style:style style:name="T16" style:family="text">
      <style:text-properties officeooo:rsid="00471c1f"/>
    </style:style>
    <style:style style:name="T17" style:family="text">
      <style:text-properties officeooo:rsid="0049b250"/>
    </style:style>
    <style:style style:name="T18" style:family="text">
      <style:text-properties officeooo:rsid="004d62c2"/>
    </style:style>
    <style:style style:name="T19" style:family="text">
      <style:text-properties officeooo:rsid="004e3fa0"/>
    </style:style>
    <style:style style:name="T20" style:family="text">
      <style:text-properties officeooo:rsid="0050db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ES</text:span><text:span text:style-name="T4">:</text:span> <text:span text:style-name="T11">Effective Skill</text:span></text:p>
      <text:p text:style-name="P13"><text:span text:style-name="T8">ES</text:span> = Base Skill + modifiers</text:p>
      <text:list xml:id="list688332401" text:style-name="L1">
        <text:list-item>
          <text:p text:style-name="P35">Modifiers are defied between -9 to +9. <text:s/><text:span text:style-name="T12">Beyond these should be </text:span><text:span text:style-name="T13">an </text:span><text:span text:style-name="T12">automatic fail or success.</text:span></text:p>
        </text:list-item>
        <text:list-item>
          <text:p text:style-name="P37">ES can be thought of as a target number.</text:p>
        </text:list-item>
        <text:list-item>
          <text:p text:style-name="P38">If no Base Skill, then automatic fail or cannot attempt.</text:p>
        </text:list-item>
      </text:list>
      <text:p text:style-name="P21"><text:span text:style-name="T4">Roll</text:span> = sum up 3d6.</text:p>
      <text:p text:style-name="P14"/>
      <text:p text:style-name="P14"/>
      <text:p text:style-name="P1">Success Roll</text:p>
      <text:p text:style-name="P5">1) Define <text:span text:style-name="T11">ES</text:span></text:p>
      <text:p text:style-name="P7"><text:span text:style-name="T14">2</text:span><text:span text:style-name="T1">) </text:span><text:span text:style-name="T5">Roll</text:span><text:span text:style-name="T4"> &lt;= 4:</text:span> <text:span text:style-name="T2">Success.</text:span></text:p>
      <text:p text:style-name="P8"><text:span text:style-name="T14">3</text:span><text:span text:style-name="T1">) </text:span><text:span text:style-name="T5">Roll</text:span><text:span text:style-name="T4"> &gt;= 17:</text:span> <text:span text:style-name="T2">Fail.</text:span></text:p>
      <text:p text:style-name="P6"><text:span text:style-name="T14">4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5"><text:span text:style-name="T14">5</text:span>) <text:span text:style-name="T2">Fail.</text:span></text:p>
      <text:p text:style-name="P7"/>
      <text:p text:style-name="P7"/>
      <text:p text:style-name="P2">Success Roll (w/ Crits)</text:p>
      <text:p text:style-name="P15">1) Define <text:span text:style-name="T11">ES</text:span></text:p>
      <text:p text:style-name="P18"><text:span text:style-name="T14">2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18"><text:span text:style-name="T14">3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20"><text:span text:style-name="T14">4</text:span>) <text:span text:style-name="T4">(Roll == 17) and (</text:span><text:span text:style-name="T8">ES</text:span><text:span text:style-name="T4"> &lt;= 15):</text:span> <text:span text:style-name="T2">Critical Fail.</text:span></text:p>
      <text:p text:style-name="P19"><text:span text:style-name="T14">5</text:span>) <text:span text:style-name="T4">Delta = </text:span><text:span text:style-name="T8">ES</text:span><text:span text:style-name="T4"> - </text:span><text:span text:style-name="T5">Roll</text:span></text:p>
      <text:p text:style-name="P20"><text:span text:style-name="T14">6</text:span>) <text:span text:style-name="T4">Delta &gt;= 10:</text:span> <text:span text:style-name="T2">Critical Success.</text:span></text:p>
      <text:p text:style-name="P20"><text:span text:style-name="T14">7</text:span>) <text:span text:style-name="T4">Delta &lt;= -10:</text:span> <text:span text:style-name="T2">Critical Fail.</text:span></text:p>
      <text:p text:style-name="P17"><text:span text:style-name="T14">8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17"><text:span text:style-name="T14">9</text:span>) <text:span text:style-name="T2">Fail.</text:span></text:p>
      <text:p text:style-name="P29"/>
      <text:p text:style-name="P28"/>
      <text:p text:style-name="P34">Extreme Scores</text:p>
      <text:p text:style-name="P31">If both contestants have <text:span text:style-name="T17">their </text:span>ES &lt;= 6:</text:p>
      <text:p text:style-name="P46"><text:span text:style-name="T20">1</text:span>) <text:span text:style-name="T20">X</text:span> = 10 – <text:span text:style-name="T20">lowest score</text:span></text:p>
      <text:p text:style-name="P46"><text:span text:style-name="T20">2</text:span>) Add <text:span text:style-name="T20">X</text:span> to both contestants’ ES</text:p>
      <text:p text:style-name="P46"><text:span text:style-name="T20">3</text:span>) Roll against their new ES.</text:p>
      <text:p text:style-name="P32">If (ES &gt;= 14) and (ES &lt; 20):</text:p>
      <text:p text:style-name="P45">1) X = lowest score <text:span text:style-name="T2">minus</text:span> 10</text:p>
      <text:p text:style-name="P47">2) Reduce both contestants’ ES by X</text:p>
      <text:p text:style-name="P47">3) <text:span text:style-name="T16">Roll against their new ES.</text:span></text:p>
      <text:p text:style-name="P33">If both contestants have their ES &gt; 20:</text:p>
      <text:p text:style-name="P44">1) X = 10 / lowest score</text:p>
      <text:p text:style-name="P48">2) <text:span text:style-name="T19">Lowest ES becomes the value of 10</text:span></text:p>
      <text:p text:style-name="P48"><text:span text:style-name="T19">3) </text:span>Multiply <text:span text:style-name="T18">highest</text:span> ES by X, <text:span text:style-name="T19">round down.</text:span></text:p>
      <text:p text:style-name="P49"><text:span text:style-name="T19">4</text:span>) Roll against their new ES.</text:p>
      <text:p text:style-name="P23"/>
      <text:p text:style-name="P30"/>
      <text:p text:style-name="P3">Player 1 VS Player 2 <text:span text:style-name="T15">(Regular Contest)</text:span></text:p>
      <text:p text:style-name="P16"><text:span text:style-name="T9">1</text:span>) If P1 <text:span text:style-name="T2">critically</text:span> succeeds, P2 <text:span text:style-name="T10">will not roll to avoid the</text:span> hit.</text:p>
      <text:p text:style-name="P40"><text:span text:style-name="T9">2</text:span>) If P1 succeeds, P2 may roll to <text:span text:style-name="T10">a</text:span>void the attack.</text:p>
      <text:p text:style-name="P41">3) If tie, no change of situation, status, etc.</text:p>
      <text:p text:style-name="P10"/>
      <text:p text:style-name="P9"/>
      <text:p text:style-name="P9"/>
      <text:p text:style-name="P9"/>
      <text:p text:style-name="P4">Quick Contest</text:p>
      <text:p text:style-name="P11">1) <text:span text:style-name="T4">P1’s Delta &gt; P2’s Delta:</text:span> P1 succeeds.</text:p>
      <text:p text:style-name="P24">2) P2 succeeds.</text:p>
      <text:p text:style-name="P42">3) If tie, no change of situation, status, etc.</text:p>
      <text:list xml:id="list121633530" text:style-name="L2">
        <text:list-item>
          <text:p text:style-name="P36">If both Deltas are negative, the less negative is the winner.</text:p>
        </text:list-item>
      </text:list>
      <text:p text:style-name="P9"/>
      <text:p text:style-name="P9"/>
      <text:p text:style-name="P14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3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5-08T19:48:47.975319662</dc:date>
    <meta:editing-duration>PT2H43M17S</meta:editing-duration>
    <meta:editing-cycles>48</meta:editing-cycles>
    <meta:generator>LibreOffice/7.0.4.2$Linux_X86_64 LibreOffice_project/00$Build-2</meta:generator>
    <meta:document-statistic meta:table-count="0" meta:image-count="0" meta:object-count="0" meta:page-count="1" meta:paragraph-count="45" meta:word-count="296" meta:character-count="1411" meta:non-whitespace-character-count="1162"/>
  </office:meta>
</office:document-meta>
</file>